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873f2"/>
    </style:style>
    <style:style style:name="P2" style:family="paragraph" style:parent-style-name="Standard" style:list-style-name="L1">
      <style:text-properties officeooo:paragraph-rsid="001873f2"/>
    </style:style>
    <style:style style:name="P3" style:family="paragraph" style:parent-style-name="Standard">
      <style:text-properties fo:font-size="18pt" fo:font-weight="bold" officeooo:paragraph-rsid="001873f2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border-line-width-bottom="0.088cm 0.088cm 0.141cm" fo:padding="0.074cm" fo:border-left="none" fo:border-right="none" fo:border-top="none" fo:border-bottom="0.317cm double #000000" style:join-border="false"/>
      <style:text-properties officeooo:paragraph-rsid="001873f2"/>
    </style:style>
    <style:style style:name="T1" style:family="text">
      <style:text-properties officeooo:rsid="001873f2"/>
    </style:style>
    <style:style style:name="T2" style:family="text">
      <style:text-properties fo:font-size="18pt"/>
    </style:style>
    <style:style style:name="T3" style:family="text">
      <style:text-properties fo:font-size="18pt" fo:font-weight="bold" officeooo:rsid="001873f2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style:font-size-asian="18pt"/>
    </style:style>
    <style:style style:name="T6" style:family="text">
      <style:text-properties officeooo:rsid="001873f2" style:font-size-asian="18pt"/>
    </style:style>
    <style:style style:name="T7" style:family="text">
      <style:text-properties style:font-weight-asian="bold"/>
    </style:style>
    <style:style style:name="T8" style:family="text">
      <style:text-properties style:font-size-complex="18pt"/>
    </style:style>
    <style:style style:name="T9" style:family="text">
      <style:text-properties style:font-weight-complex="bold"/>
    </style:style>
    <style:style style:name="T10" style:family="text">
      <style:text-properties officeooo:rsid="0019aff7"/>
    </style:style>
    <style:style style:name="T11" style:family="text">
      <style:text-properties officeooo:rsid="001bafa5"/>
    </style:style>
    <text:list-style style:name="L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cm" fo:text-indent="-0.635cm" fo:margin-left="8.34cm"/>
        </style:list-level-properties>
      </text:list-level-style-bullet>
    </text:list-style>
    <text:list-style style:name="L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115cm" fo:text-indent="-0.635cm" fo:margin-left="2.11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 – 1 /</text:span></text:p>
      <text:p text:style-name="P3"><text:span text:style-name="T1"/></text:p>
      <text:p text:style-name="P1"><text:span text:style-name="T1">On a gardé l'architecture proposé :</text:span></text:p>
      <text:p text:style-name="P1"><text:span text:style-name="T1"><text:tab/>adapté à ce qu'on nous demandé</text:span></text:p>
      <text:p text:style-name="P1"><text:span text:style-name="T1"><text:tab/>simple a comprendre, rapide a prendre en main</text:span></text:p>
      <text:p text:style-name="P1"><text:span text:style-name="T1"/></text:p>
      <text:p text:style-name="P1"><text:span text:style-name="T1">nouveauté :</text:span></text:p>
      <text:p text:style-name="P1"><text:span text:style-name="T1"><text:tab/>salle piégé : une salle comme les autres</text:span></text:p>
      <text:p text:style-name="P1"><text:span text:style-name="T1"><text:tab/>contient seulement un piege virtuel</text:span></text:p>
      <text:p text:style-name="P1"><text:span text:style-name="T1"><text:tab/>personnage : tombe dans salle piégé =&gt; subit des degats</text:span></text:p>
      <text:p text:style-name="P1"><text:span text:style-name="T1"><text:tab/><text:tab/>mise en place de vies, </text:span><text:span text:style-name="T11">une </text:span><text:span text:style-name="T1">classe Life qui gére ses vie</text:span></text:p>
      <text:p text:style-name="P1"><text:span text:style-name="T1"><text:tab/>labyrinthe : contiendra certaine salle piégé</text:span></text:p>
      <text:p text:style-name="P1"><text:span text:style-name="T1"><text:tab/><text:tab/>garde toujours ça même collection de salle, mais certaine sont spéficiés</text:span></text:p>
      <text:p text:style-name="P1"><text:span text:style-name="T1"/></text:p>
      <text:p text:style-name="P1"><text:span text:style-name="T1">detail du diagramme :</text:span></text:p>
      <text:p text:style-name="P1"><text:span text:style-name="T1"><text:tab/>jaune ---&gt; class pour gérer le personnage</text:span></text:p>
      <text:p text:style-name="P1"><text:span text:style-name="T1"><text:tab/>bleu ---&gt; classe pour gérer les salles</text:span></text:p>
      <text:p text:style-name="P1"><text:span text:style-name="T1"><text:tab/>rose ---&gt; classe qui gérer le labyrinthe</text:span></text:p>
      <text:p text:style-name="P1"><text:span text:style-name="T1"><text:tab/>vert ---&gt; la partie graphique</text:span></text:p>
      <text:p text:style-name="P1"><text:span text:style-name="T1"/></text:p>
      <text:p text:style-name="P4"><text:span text:style-name="T1"/></text:p>
      <text:p text:style-name="P1"><text:span text:style-name="T3">I – 2 /</text:span></text:p>
      <text:p text:style-name="P1"><text:span text:style-name="T3"/></text:p>
      <text:p text:style-name="P1"><text:span text:style-name="T1">objectif : appliquer des changements en gardant ce qu'il y avait avant</text:span></text:p>
      <text:p text:style-name="P1"><text:span text:style-name="T1"><text:tab/>point de l'application, bob reste un Personnage, labyrinthe reste un </text:span></text:p>
      <text:p text:style-name="P1"><text:span text:style-name="T1"><text:tab/>Labyrinthe avec des Salles</text:span></text:p>
      <text:p text:style-name="P1"><text:span text:style-name="T1"/></text:p>
      <text:p text:style-name="P1"><text:span text:style-name="T1">héritage entre personnage et personnageLife car il s'agit d'une spécialisation</text:span></text:p>
      <text:p text:style-name="P1"><text:span text:style-name="T1">on pourait imaginer une nouvelle implémentation en ajoutant à notre h</text:span><text:span text:style-name="T10">é</text:span><text:span text:style-name="T1">ro</text:span><text:span text:style-name="T10">s</text:span><text:span text:style-name="T1"> une </text:span></text:p>
      <text:p text:style-name="P1"><text:span text:style-name="T1">armure et une épée pour combattre des Enemies qu'il croisera (oh que oui)</text:span></text:p>
      <text:list xml:id="list1076863881" text:style-name="L1">
        <text:list-item>
          <text:p text:style-name="P2"><text:span text:style-name="T1">Personne hérite de l'interface Vivant</text:span></text:p>
        </text:list-item>
        <text:list-item>
          <text:p text:style-name="P2"><text:span text:style-name="T1"><text:s/>Personnage hérite de Personnagelife et implémente les interfaces Arme et Armure</text:span></text:p>
        </text:list-item>
        <text:list-item>
          <text:p text:style-name="P2"><text:span text:style-name="T1"><text:s/>on peut imaginer aussi PersonnageGuerrier hérite de PersonnageDéfault et implémente Arme</text:span></text:p>
        </text:list-item>
      </text:list>
      <text:p text:style-name="P1"><text:span text:style-name="T1"/></text:p>
      <text:p text:style-name="P4"><text:span text:style-name="T1"/></text:p>
      <text:p text:style-name="P3"><text:span text:style-name="T1">II – 1 /</text:span></text:p>
      <text:p text:style-name="P3"><text:span text:style-name="T1"/></text:p>
      <text:p text:style-name="P1"><text:span text:style-name="T1">aprés spécifié les salles piéges, certain objet doivent interagir avec</text:span></text:p>
      <text:p text:style-name="P1"><text:span text:style-name="T1"/></text:p>
      <text:p text:style-name="P1"><text:span text:style-name="T1">Personnage :</text:span></text:p>
      <text:p text:style-name="P1"><text:span text:style-name="T1"><text:tab/>peut avoir effet sur lui seulement si il possède des vie</text:span></text:p>
      <text:p text:style-name="P1"><text:span text:style-name="T1"><text:tab/>atribut class Life, possède entier pour le nombre de vie </text:span></text:p>
      <text:p text:style-name="P1"><text:span text:style-name="T1"><text:tab/><text:tab/>methode pour lui faire perdre une vie, et pour connaitre le restant</text:span></text:p>
      <text:p text:style-name="P1"><text:span text:style-name="T1"><text:tab/><text:tab/>( une vie simple classe, aucune autre cas possible )</text:span></text:p>
      <text:p text:style-name="P1"><text:span text:style-name="T1"><text:tab/>salle piégé pris en compte lorsqu'il va dedans</text:span></text:p>
      <text:p text:style-name="P1"><text:span text:style-name="T1"><text:tab/><text:tab/>surchage de aller, avec un instanceof</text:span></text:p>
      <text:p text:style-name="P1"><text:soft-page-break/><text:span text:style-name="T1"><text:tab/>une methode estVivant pour savoir si il peut toujours continué son parcours</text:span></text:p>
      <text:p text:style-name="P1"><text:span text:style-name="T1"/></text:p>
      <text:p text:style-name="P1"><text:span text:style-name="T1">Labyrinthe</text:span></text:p>
      <text:p text:style-name="P1"><text:span text:style-name="T1"><text:tab/>garde la structure de l'interface Labyrinthe</text:span></text:p>
      <text:p text:style-name="P1"><text:span text:style-name="T1"><text:tab/>récupére l'implémentation de la classe Labyrinthe Défault</text:span></text:p>
      <text:p text:style-name="P1"><text:span text:style-name="T1"><text:tab/>mais juste change sa façon de creer le labyrinthe en fonction du nouveau</text:span></text:p>
      <text:p text:style-name="P1"><text:span text:style-name="T1"><text:tab/><text:tab/>fichier level (expliquer plustard)</text:span></text:p>
      <text:p text:style-name="P1"><text:span text:style-name="T1"/></text:p>
      <text:p text:style-name="P1"><text:span text:style-name="T1">Dessin</text:span></text:p>
      <text:p text:style-name="P1"><text:span text:style-name="T1"><text:tab/>un transtypage pour différencier les salles normaux des autres</text:span></text:p>
      <text:p text:style-name="P1"><text:span text:style-name="T1"><text:tab/>une couleur bleu pour les reconnaittres durant l'affichage</text:span></text:p>
      <text:p text:style-name="P1"><text:span text:style-name="T1"><text:tab/>mais attention le héros ne connaitre pas l'emplacement à l'avance</text:span></text:p>
      <text:p text:style-name="P1"><text:span text:style-name="T1"/></text:p>
      <text:p text:style-name="P1"><text:span text:style-name="T1">APP</text:span></text:p>
      <text:p text:style-name="P1"><text:span text:style-name="T1"><text:tab/>pas de grand changement</text:span></text:p>
      <text:p text:style-name="P1"><text:span text:style-name="T1"><text:tab/>on specifique que le labyrinthe et le Personne repond aux salle piégés</text:span></text:p>
      <text:p text:style-name="P1"><text:span text:style-name="T1"><text:tab/>on ajoute une nouvelle condition pour que bob continue son exploration</text:span></text:p>
      <text:p text:style-name="P1"><text:span text:style-name="T1"><text:tab/><text:tab/>verification si toujours vivant</text:span></text:p>
      <text:p text:style-name="P1"><text:span text:style-name="T1"><text:tab/><text:tab/>cast avec personnagelife</text:span></text:p>
      <text:p text:style-name="P1"><text:span text:style-name="T1"/></text:p>
      <text:p text:style-name="P4"><text:span text:style-name="T1"/></text:p>
      <text:p text:style-name="P3"><text:span text:style-name="T1">II – 2 /</text:span></text:p>
      <text:p text:style-name="P3"><text:span text:style-name="T1"/></text:p>
      <text:p text:style-name="P1"><text:span text:style-name="T1">nouvelle mise en place du fichier level : avant de déclarer salles normaux :</text:span></text:p>
      <text:p text:style-name="P1"><text:span text:style-name="T1"><text:tab/>on donne le numéro de salle piégés dans le labyrinthe</text:span></text:p>
      <text:p text:style-name="P1"><text:span text:style-name="T1"><text:tab/>coordonnée des salles à la suite</text:span></text:p>
      <text:p text:style-name="P1"><text:span text:style-name="T1"/></text:p>
      <text:p text:style-name="P1"><text:span text:style-name="T1">plus efficace et moins lourd que de rajouter une troisième collone pour dire </text:span></text:p>
      <text:p text:style-name="P1"><text:span text:style-name="T1">si piégé ou non</text:span></text:p>
      <text:p text:style-name="P1"><text:span text:style-name="T1">( beaucoup l'on fait, on précise qu'on a fait mieux ahahaha)</text:span></text:p>
      <text:p text:style-name="P1"><text:span text:style-name="T1"/></text:p>
      <text:p text:style-name="P1"><text:span text:style-name="T1">construction du labyrinthe reste pareil</text:span></text:p>
      <text:p text:style-name="P1"><text:span text:style-name="T1">mise en place d'un script qui rajoute des pièges voulu</text:span></text:p>
      <text:p text:style-name="P1"><text:span text:style-name="T1"><text:tab/>fait les bonnes vérifications : </text:span></text:p>
      <text:p text:style-name="P1"><text:span text:style-name="T1"><text:tab/>pas de salle double, pas de depassement du labyrinthe</text:span></text:p>
      <text:p text:style-name="P1"><text:span text:style-name="T1"><text:tab/>la salle piégé ne peux pas etre l'entrée ou la sorti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9T12:47:24</meta:creation-date>
    <dc:date>2011-11-09T13:01:22</dc:date>
    <meta:editing-duration>PT00H13M58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2" meta:paragraph-count="63" meta:word-count="488" meta:character-count="2915"/>
  </office:meta>
</office:document-meta>
</file>